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7.48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3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2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6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5" style:family="table-cell" style:parent-style-name="Heading_20_2">
      <style:table-cell-properties style:text-align-source="fix" style:repeat-content="false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8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bd7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ecb3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082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Heading_20_2">
      <style:table-cell-properties style:text-align-source="fix" style:repeat-content="false" style:vertical-align="middle"/>
      <style:paragraph-properties fo:text-align="end" fo:margin-left="0cm"/>
      <style:text-properties fo:color="#0d47a1" fo:font-weight="bold" style:font-weight-asian="bold" style:font-weight-complex="bold"/>
    </style:style>
    <style:style style:name="ce1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b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e0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38" style:family="table-cell" style:parent-style-name="Heading_20_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Heading_20_2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</style:style>
    <style:style style:name="ce47" style:family="table-cell" style:parent-style-name="Default">
      <style:table-cell-properties fo:background-color="#deebd7" style:text-align-source="fix" style:repeat-content="false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46" style:family="table-cell" style:parent-style-name="Default" style:data-style-name="N2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50" style:family="table-cell" style:parent-style-name="Default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ecb3" style:vertical-align="middle"/>
    </style:style>
    <style:style style:name="ce41" style:family="table-cell" style:parent-style-name="Default" style:data-style-name="N2">
      <style:table-cell-properties fo:background-color="#ffecb3" style:vertical-align="middle"/>
    </style:style>
    <style:style style:name="ce54" style:family="table-cell" style:parent-style-name="Default">
      <style:table-cell-properties fo:background-color="#ffe082" style:vertical-align="middle"/>
    </style:style>
    <style:style style:name="ce75" style:family="table-cell" style:parent-style-name="Default">
      <style:table-cell-properties fo:background-color="#e7f5e0" style:vertical-align="middle"/>
      <style:map style:condition="cell-content()&gt;0" style:apply-style-name="Sem_20_título1" style:base-cell-address="'Lista de Materiais a Comprar'.E9"/>
    </style:style>
    <style:style style:name="ce57" style:family="table-cell" style:parent-style-name="Default">
      <style:table-cell-properties fo:background-color="#deebd7" style:vertical-align="middle"/>
      <style:map style:condition="cell-content()&gt;0" style:apply-style-name="Sem_20_título1" style:base-cell-address="'Lista de Materiais a Comprar'.E9"/>
    </style:style>
    <style:style style:name="ce31" style:family="table-cell" style:parent-style-name="Default">
      <style:table-cell-properties fo:background-color="#ffecb3" style:vertical-align="middle"/>
      <style:map style:condition="cell-content()&gt;0" style:apply-style-name="Sem_20_título1" style:base-cell-address="'Lista de Materiais a Comprar'.E9"/>
    </style:style>
    <style:style style:name="ce59" style:family="table-cell" style:parent-style-name="Default">
      <style:table-cell-properties fo:background-color="#ffe082" style:vertical-align="middle"/>
      <style:map style:condition="cell-content()&gt;0" style:apply-style-name="Sem_20_título1" style:base-cell-address="'Lista de Materiais a Comprar'.E9"/>
    </style:style>
    <style:style style:name="ce74" style:family="table-cell" style:parent-style-name="Default" style:data-style-name="N2"/>
    <style:style style:name="ce76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#e7f5e0" style:vertical-align="middle"/>
    </style:style>
    <style:style style:name="ce63" style:family="table-cell" style:parent-style-name="Default" style:data-style-name="N2">
      <style:table-cell-properties fo:background-color="#deebd7" style:vertical-align="middle"/>
    </style:style>
    <style:style style:name="ce64" style:family="table-cell" style:parent-style-name="Default" style:data-style-name="N2">
      <style:table-cell-properties fo:background-color="#ffe082" style:vertical-align="middle"/>
    </style:style>
    <style:style style:name="ce65" style:family="table-cell" style:parent-style-name="Default" style:data-style-name="N2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ackground-color="#deebd7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ackground-color="#ffecb3" style:vertical-align="middle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#ffe082" style:vertical-align="middle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8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middle"/>
    </style:style>
    <style:style style:name="ce24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T1" style:family="text">
      <style:text-properties fo:color="#0d47a1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sta de Materiais a Compr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74"/>
        <table:table-column table:style-name="co7" table:default-cell-style-name="ce7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74"/>
        <table:table-column table:style-name="co3" table:default-cell-style-name="ce74"/>
        <table:table-column table:style-name="co11" table:default-cell-style-name="Default"/>
        <table:table-row table:style-name="ro1" table:visibility="collapse">
          <table:table-cell table:style-name="ce1" office:value-type="string" calcext:value-type="string" table:number-columns-spanned="10" table:number-rows-spanned="1">
            <text:p>Nota: a versão mais atualizada encontra-se no sub-diretório de cada projeto.</text:p>
          </table:table-cell>
          <table:covered-table-cell table:style-name="Heading_20_1"/>
          <table:covered-table-cell table:style-name="ce38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10" table:number-rows-spanned="1">
            <text:p><text:span text:style-name="T1">Projeto Semestral de ETE102 de 2022</text:span></text:p>
            <text:p>Lista de Materiais para o Dado Digital Completo</text:p>
          </table:table-cell>
          <table:covered-table-cell table:style-name="Heading_20_1"/>
          <table:covered-table-cell table:style-name="ce38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6" office:value-type="string" calcext:value-type="string" table:number-columns-spanned="10" table:number-rows-spanned="1">
            <text:p>Lista de Materiais para 70 Equipes</text:p>
            <text:p>(+5 extras)</text:p>
          </table:table-cell>
          <table:covered-table-cell table:style-name="Heading_20_2"/>
          <table:covered-table-cell table:style-name="ce43"/>
          <table:covered-table-cell table:style-name="Heading_20_2"/>
          <table:covered-table-cell table:number-columns-repeated="6"/>
          <table:table-cell table:number-columns-repeated="4"/>
        </table:table-row>
        <table:table-row table:style-name="ro5">
          <table:table-cell table:style-name="ce5" office:value-type="string" calcext:value-type="string">
            <text:p>Quantidade total:</text:p>
          </table:table-cell>
          <table:table-cell table:style-name="ce11" office:value-type="float" office:value="75" calcext:value-type="float">
            <text:p>75</text:p>
          </table:table-cell>
          <table:table-cell table:style-name="ce43"/>
          <table:table-cell table:style-name="Heading_20_2"/>
          <table:table-cell table:number-columns-repeated="10"/>
        </table:table-row>
        <table:table-row table:style-name="ro5">
          <table:table-cell table:style-name="ce6"/>
          <table:table-cell table:style-name="Heading_20_2"/>
          <table:table-cell table:style-name="ce43"/>
          <table:table-cell table:style-name="Heading_20_2"/>
          <table:table-cell table:number-columns-repeated="10"/>
        </table:table-row>
        <table:table-row table:style-name="ro6">
          <table:table-cell table:style-name="Heading_20_2" table:number-columns-repeated="2"/>
          <table:table-cell table:style-name="ce43"/>
          <table:table-cell table:style-name="Heading_20_2"/>
          <table:table-cell table:number-columns-repeated="10"/>
        </table:table-row>
        <table:table-row table:style-name="ro7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Valor</text:p>
          </table:table-cell>
          <table:table-cell table:style-name="ce45" office:value-type="string" calcext:value-type="string">
            <text:p>Qtd./Circ.</text:p>
          </table:table-cell>
          <table:table-cell table:style-name="ce8" office:value-type="string" calcext:value-type="string">
            <text:p>Qtd. Total</text:p>
          </table:table-cell>
          <table:table-cell table:style-name="ce8" office:value-type="string" calcext:value-type="string">
            <text:p>Qtd. Estoque</text:p>
          </table:table-cell>
          <table:table-cell table:style-name="ce8" office:value-type="string" calcext:value-type="string">
            <text:p>Qtd. Compra</text:p>
          </table:table-cell>
          <table:table-cell table:style-name="ce76" office:value-type="string" calcext:value-type="string">
            <text:p>Valor un. (R$)</text:p>
          </table:table-cell>
          <table:table-cell table:style-name="ce76" office:value-type="string" calcext:value-type="string">
            <text:p>Valor/Circ. (R$)</text:p>
          </table:table-cell>
          <table:table-cell table:style-name="ce76" office:value-type="string" calcext:value-type="string">
            <text:p>Sub-total (R$)</text:p>
          </table:table-cell>
          <table:table-cell table:style-name="ce88" office:value-type="string" calcext:value-type="string">
            <text:p>Link Multcomercial</text:p>
          </table:table-cell>
          <table:table-cell table:style-name="ce88" office:value-type="string" calcext:value-type="string">
            <text:p>Link Baú da Eletrônica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cerâmico</text:p>
          </table:table-cell>
          <table:table-cell table:style-name="ce14" office:value-type="string" calcext:value-type="string">
            <text:p>10nF/50V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[.C9]*[.$B$5]" office:value-type="float" office:value="600" calcext:value-type="float">
            <text:p>60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9]-[.E9]" office:value-type="float" office:value="600" calcext:value-type="float">
            <text:p>600</text:p>
          </table:table-cell>
          <table:table-cell table:style-name="ce79" office:value-type="float" office:value="0.1" calcext:value-type="float">
            <text:p>0,10</text:p>
          </table:table-cell>
          <table:table-cell table:style-name="ce79" table:formula="of:=[.G9]*[.C9]" office:value-type="float" office:value="0.8" calcext:value-type="float">
            <text:p>0,80</text:p>
          </table:table-cell>
          <table:table-cell table:style-name="ce20" table:formula="of:=[.F9]*[.G9]" office:value-type="float" office:value="60" calcext:value-type="float">
            <text:p>60,00</text:p>
          </table:table-cell>
          <table:table-cell table:style-name="ce23"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uF/16V (1uF/50V)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0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0]-[.E10]" office:value-type="float" office:value="150" calcext:value-type="float">
            <text:p>150</text:p>
          </table:table-cell>
          <table:table-cell table:style-name="ce79" office:value-type="float" office:value="0.16" calcext:value-type="float">
            <text:p>0,16</text:p>
          </table:table-cell>
          <table:table-cell table:style-name="ce79" table:formula="of:=[.G10]*[.C10]" office:value-type="float" office:value="0.32" calcext:value-type="float">
            <text:p>0,32</text:p>
          </table:table-cell>
          <table:table-cell table:style-name="ce20" table:formula="of:=[.F10]*[.G10]" office:value-type="float" office:value="24" calcext:value-type="float">
            <text:p>24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uf-50v.html" xlink:type="simple">https://www.baudaeletronica.com.br/capacitor-eletrolitico-1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0uF/16V (10uF/50V)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1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1]-[.E11]" office:value-type="float" office:value="75" calcext:value-type="float">
            <text:p>75</text:p>
          </table:table-cell>
          <table:table-cell table:style-name="ce79" office:value-type="float" office:value="0.12" calcext:value-type="float">
            <text:p>0,12</text:p>
          </table:table-cell>
          <table:table-cell table:style-name="ce79" table:formula="of:=[.G11]*[.C11]" office:value-type="float" office:value="0.12" calcext:value-type="float">
            <text:p>0,12</text:p>
          </table:table-cell>
          <table:table-cell table:style-name="ce20" table:formula="of:=[.F11]*[.G11]" office:value-type="float" office:value="9" calcext:value-type="float">
            <text:p>9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0uf-50v.html" xlink:type="simple">https://www.baudaeletronica.com.br/capacitor-eletrolitico-10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have “Push-button”</text:p>
          </table:table-cell>
          <table:table-cell table:style-name="ce14" office:value-type="string" calcext:value-type="string">
            <text:p>6 x 6 x 5 mm/Vermelha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2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2]-[.E12]" office:value-type="float" office:value="75" calcext:value-type="float">
            <text:p>75</text:p>
          </table:table-cell>
          <table:table-cell table:style-name="ce79" office:value-type="float" office:value="0.19" calcext:value-type="float">
            <text:p>0,19</text:p>
          </table:table-cell>
          <table:table-cell table:style-name="ce79" table:formula="of:=[.G12]*[.C12]" office:value-type="float" office:value="0.19" calcext:value-type="float">
            <text:p>0,19</text:p>
          </table:table-cell>
          <table:table-cell table:style-name="ce20" table:formula="of:=[.F12]*[.G12]" office:value-type="float" office:value="14.25" calcext:value-type="float">
            <text:p>14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have-tactil-6x6x5mm-4-terminais-vermelha.html" xlink:type="simple">https://www.baudaeletronica.com.br/chave-tactil-6x6x5mm-4-terminais-vermelh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2" office:value-type="string" calcext:value-type="string">
            <text:p>220R/0,125W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[.C13]*[.$B$5]" office:value-type="float" office:value="1050" calcext:value-type="float">
            <text:p>10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3]-[.E13]" office:value-type="float" office:value="1050" calcext:value-type="float">
            <text:p>10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3]*[.C13]" office:value-type="float" office:value="0.7" calcext:value-type="float">
            <text:p>0,70</text:p>
          </table:table-cell>
          <table:table-cell table:style-name="ce20" table:formula="of:=[.F13]*[.G13]" office:value-type="float" office:value="52.5" calcext:value-type="float">
            <text:p>52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1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4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4]-[.E14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4]*[.C14]" office:value-type="float" office:value="0.1" calcext:value-type="float">
            <text:p>0,10</text:p>
          </table:table-cell>
          <table:table-cell table:style-name="ce20" table:formula="of:=[.F14]*[.G14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22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5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5]-[.E15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5]*[.C15]" office:value-type="float" office:value="0.1" calcext:value-type="float">
            <text:p>0,10</text:p>
          </table:table-cell>
          <table:table-cell table:style-name="ce20" table:formula="of:=[.F15]*[.G15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027" calcext:value-type="float">
            <text:p>402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6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6]-[.E16]" office:value-type="float" office:value="75" calcext:value-type="float">
            <text:p>75</text:p>
          </table:table-cell>
          <table:table-cell table:style-name="ce79" office:value-type="float" office:value="2.6" calcext:value-type="float">
            <text:p>2,60</text:p>
          </table:table-cell>
          <table:table-cell table:style-name="ce79" table:formula="of:=[.G16]*[.C16]" office:value-type="float" office:value="2.6" calcext:value-type="float">
            <text:p>2,60</text:p>
          </table:table-cell>
          <table:table-cell table:style-name="ce20" table:formula="of:=[.F16]*[.G16]" office:value-type="float" office:value="195" calcext:value-type="float">
            <text:p>19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27.html" xlink:type="simple">https://www.baudaeletronica.com.br/circuito-integrado-cd4027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4" office:value-type="string" calcext:value-type="string">
            <text:p>4093B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7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7]-[.E17]" office:value-type="float" office:value="75" calcext:value-type="float">
            <text:p>75</text:p>
          </table:table-cell>
          <table:table-cell table:style-name="ce79" office:value-type="float" office:value="2.05" calcext:value-type="float">
            <text:p>2,05</text:p>
          </table:table-cell>
          <table:table-cell table:style-name="ce79" table:formula="of:=[.G17]*[.C17]" office:value-type="float" office:value="2.05" calcext:value-type="float">
            <text:p>2,05</text:p>
          </table:table-cell>
          <table:table-cell table:style-name="ce20" table:formula="of:=[.F17]*[.G17]" office:value-type="float" office:value="153.75" calcext:value-type="float">
            <text:p>153,7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93-porta-nand.html" xlink:type="simple">https://www.baudaeletronica.com.br/circuito-integrado-cd4093-porta-nan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1" calcext:value-type="float">
            <text:p>451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8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8]-[.E18]" office:value-type="float" office:value="150" calcext:value-type="float">
            <text:p>150</text:p>
          </table:table-cell>
          <table:table-cell table:style-name="ce79" office:value-type="float" office:value="3.5" calcext:value-type="float">
            <text:p>3,50</text:p>
          </table:table-cell>
          <table:table-cell table:style-name="ce79" table:formula="of:=[.G18]*[.C18]" office:value-type="float" office:value="7" calcext:value-type="float">
            <text:p>7,00</text:p>
          </table:table-cell>
          <table:table-cell table:style-name="ce20" table:formula="of:=[.F18]*[.G18]" office:value-type="float" office:value="525" calcext:value-type="float">
            <text:p>52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511.html" xlink:type="simple">https://www.baudaeletronica.com.br/circuito-integrado-cd4511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8" calcext:value-type="float">
            <text:p>451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9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9]-[.E19]" office:value-type="float" office:value="75" calcext:value-type="float">
            <text:p>75</text:p>
          </table:table-cell>
          <table:table-cell table:style-name="ce79" office:value-type="float" office:value="3.23" calcext:value-type="float">
            <text:p>3,23</text:p>
          </table:table-cell>
          <table:table-cell table:style-name="ce79" table:formula="of:=[.G19]*[.C19]" office:value-type="float" office:value="3.23" calcext:value-type="float">
            <text:p>3,23</text:p>
          </table:table-cell>
          <table:table-cell table:style-name="ce20" table:formula="of:=[.F19]*[.G19]" office:value-type="float" office:value="242.25" calcext:value-type="float">
            <text:p>242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518-contador-bcd.html" xlink:type="simple">https://www.baudaeletronica.com.br/circuito-integrado-cd4518-contador-bc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string" calcext:value-type="string">
            <text:p>74HCT85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0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0]-[.E20]" office:value-type="float" office:value="75" calcext:value-type="float">
            <text:p>75</text:p>
          </table:table-cell>
          <table:table-cell table:style-name="ce79" office:value-type="float" office:value="1" calcext:value-type="float">
            <text:p>1,00</text:p>
          </table:table-cell>
          <table:table-cell table:style-name="ce79" table:formula="of:=[.G20]*[.C20]" office:value-type="float" office:value="1" calcext:value-type="float">
            <text:p>1,00</text:p>
          </table:table-cell>
          <table:table-cell table:style-name="ce20" table:formula="of:=[.F20]*[.G20]" office:value-type="float" office:value="75" calcext:value-type="float">
            <text:p>75,00</text:p>
          </table:table-cell>
          <table:table-cell table:style-name="ce23" office:value-type="string" calcext:value-type="string">
            <text:p><text:a xlink:href="https://www.multcomercial.com.br/circuito-integrado-cd74hct85e-dip16-harris.html" xlink:type="simple">https://www.multcomercial.com.br/circuito-integrado-cd74hct85e-dip16-harris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string" calcext:value-type="string">
            <text:p>LM55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1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1]-[.E21]" office:value-type="float" office:value="75" calcext:value-type="float">
            <text:p>75</text:p>
          </table:table-cell>
          <table:table-cell table:style-name="ce79" office:value-type="float" office:value="1.16" calcext:value-type="float">
            <text:p>1,16</text:p>
          </table:table-cell>
          <table:table-cell table:style-name="ce79" table:formula="of:=[.G21]*[.C21]" office:value-type="float" office:value="1.16" calcext:value-type="float">
            <text:p>1,16</text:p>
          </table:table-cell>
          <table:table-cell table:style-name="ce20" table:formula="of:=[.F21]*[.G21]" office:value-type="float" office:value="87" calcext:value-type="float">
            <text:p>87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lm555.html" xlink:type="simple">https://www.baudaeletronica.com.br/circuito-integrado-lm555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Display 7-Segmentos</text:p>
          </table:table-cell>
          <table:table-cell table:style-name="ce14" office:value-type="string" calcext:value-type="string">
            <text:p>SM42056-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22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2]-[.E22]" office:value-type="float" office:value="150" calcext:value-type="float">
            <text:p>150</text:p>
          </table:table-cell>
          <table:table-cell table:style-name="ce79" office:value-type="float" office:value="2.1" calcext:value-type="float">
            <text:p>2,10</text:p>
          </table:table-cell>
          <table:table-cell table:style-name="ce79" table:formula="of:=[.G22]*[.C22]" office:value-type="float" office:value="4.2" calcext:value-type="float">
            <text:p>4,20</text:p>
          </table:table-cell>
          <table:table-cell table:style-name="ce20" table:formula="of:=[.F22]*[.G22]" office:value-type="float" office:value="315" calcext:value-type="float">
            <text:p>31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display-de-7-segmentos-0-56-catodo-comum.html" xlink:type="simple">https://www.baudaeletronica.com.br/display-de-7-segmentos-0-56-catodo-comu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Transistor NPN</text:p>
          </table:table-cell>
          <table:table-cell table:style-name="ce9" office:value-type="string" calcext:value-type="string">
            <text:p>BC547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3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3]-[.E23]" office:value-type="float" office:value="75" calcext:value-type="float">
            <text:p>75</text:p>
          </table:table-cell>
          <table:table-cell table:style-name="ce63" office:value-type="float" office:value="0.2" calcext:value-type="float">
            <text:p>0,20</text:p>
          </table:table-cell>
          <table:table-cell table:style-name="ce63" table:formula="of:=[.G23]*[.C23]" office:value-type="float" office:value="0.2" calcext:value-type="float">
            <text:p>0,20</text:p>
          </table:table-cell>
          <table:table-cell table:style-name="ce67" table:formula="of:=[.F23]*[.G23]" office:value-type="float" office:value="15" calcext:value-type="float">
            <text:p>15,00</text:p>
          </table:table-cell>
          <table:table-cell table:style-name="ce23" office:value-type="string" calcext:value-type="string">
            <text:p><text:a xlink:href="https://www.multcomercial.com.br/transistor-bc547b-npn-to-92-fairchild-cod-loja-28.html" xlink:type="simple">https://www.multcomercial.com.br/transistor-bc547b-npn-to-92-fairchild-cod-loja-28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Diodo</text:p>
          </table:table-cell>
          <table:table-cell table:style-name="ce9" office:value-type="string" calcext:value-type="string">
            <text:p>1N414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4]*[.$B$5]" office:value-type="float" office:value="75" calcext:value-type="float">
            <text:p>75</text:p>
          </table:table-cell>
          <table:table-cell table:style-name="ce57" office:value-type="float" office:value="75" calcext:value-type="float">
            <text:p>75</text:p>
          </table:table-cell>
          <table:table-cell table:style-name="ce9" table:formula="of:=[.D24]-[.E24]" office:value-type="float" office:value="0" calcext:value-type="float">
            <text:p>0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table:formula="of:=[.G24]*[.C24]" office:value-type="float" office:value="0.05" calcext:value-type="float">
            <text:p>0,05</text:p>
          </table:table-cell>
          <table:table-cell table:style-name="ce67" table:formula="of:=[.F24]*[.G24]" office:value-type="float" office:value="0" calcext:value-type="float">
            <text:p>0,00</text:p>
          </table:table-cell>
          <table:table-cell table:style-name="ce23" office:value-type="string" calcext:value-type="string">
            <text:p><text:a xlink:href="https://www.multcomercial.com.br/diodo-de-uso-geral-1n4148-100v-200ma-nxp.html" xlink:type="simple">https://www.multcomercial.com.br/diodo-de-uso-geral-1n4148-100v-200ma-nxp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LED Convencional Difuso</text:p>
          </table:table-cell>
          <table:table-cell table:style-name="ce9" office:value-type="string" calcext:value-type="string">
            <text:p>3mm/Amarel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5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5]-[.E25]" office:value-type="float" office:value="75" calcext:value-type="float">
            <text:p>75</text:p>
          </table:table-cell>
          <table:table-cell table:style-name="ce63" office:value-type="float" office:value="0.15" calcext:value-type="float">
            <text:p>0,15</text:p>
          </table:table-cell>
          <table:table-cell table:style-name="ce63" table:formula="of:=[.G25]*[.C25]" office:value-type="float" office:value="0.15" calcext:value-type="float">
            <text:p>0,15</text:p>
          </table:table-cell>
          <table:table-cell table:style-name="ce67" table:formula="of:=[.F25]*[.G25]" office:value-type="float" office:value="11.25" calcext:value-type="float">
            <text:p>11,25</text:p>
          </table:table-cell>
          <table:table-cell table:style-name="ce23" office:value-type="string" calcext:value-type="string">
            <text:p><text:a xlink:href="https://www.multcomercial.com.br/led-3mm-amarelo-difuso-l-314yd-paralight.html" xlink:type="simple">https://www.multcomercial.com.br/led-3mm-amarelo-difuso-l-314yd-paralight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Relé</text:p>
          </table:table-cell>
          <table:table-cell table:style-name="ce9" office:value-type="string" calcext:value-type="string">
            <text:p>5V/SPDT/10A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6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6]-[.E26]" office:value-type="float" office:value="75" calcext:value-type="float">
            <text:p>75</text:p>
          </table:table-cell>
          <table:table-cell table:style-name="ce63" office:value-type="float" office:value="3.3" calcext:value-type="float">
            <text:p>3,30</text:p>
          </table:table-cell>
          <table:table-cell table:style-name="ce63" table:formula="of:=[.G26]*[.C26]" office:value-type="float" office:value="3.3" calcext:value-type="float">
            <text:p>3,30</text:p>
          </table:table-cell>
          <table:table-cell table:style-name="ce67" table:formula="of:=[.F26]*[.G26]" office:value-type="float" office:value="247.5" calcext:value-type="float">
            <text:p>247,50</text:p>
          </table:table-cell>
          <table:table-cell table:style-name="ce23" office:value-type="string" calcext:value-type="string">
            <text:p><text:a xlink:href="https://www.multcomercial.com.br/rele-para-uso-geral-5vdc-10a-spdt-1-contato-reversivel-hf3fa-005-zstf.html" xlink:type="simple">https://www.multcomercial.com.br/rele-para-uso-geral-5vdc-10a-spdt-1-contato-reversivel-hf3fa-005-zstf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Resistor</text:p>
          </table:table-cell>
          <table:table-cell table:style-name="ce9" office:value-type="string" calcext:value-type="string">
            <text:p>47R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7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7]-[.E27]" office:value-type="float" office:value="75" calcext:value-type="float">
            <text:p>75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table:formula="of:=[.G27]*[.C27]" office:value-type="float" office:value="0.05" calcext:value-type="float">
            <text:p>0,05</text:p>
          </table:table-cell>
          <table:table-cell table:style-name="ce67" table:formula="of:=[.F27]*[.G27]" office:value-type="float" office:value="3.75" calcext:value-type="float">
            <text:p>3,75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Resistor</text:p>
          </table:table-cell>
          <table:table-cell table:style-name="ce33" office:value-type="string" calcext:value-type="string">
            <text:p>1k/0,250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28]*[.$B$5]" office:value-type="float" office:value="150" calcext:value-type="float">
            <text:p>150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8]-[.E28]" office:value-type="float" office:value="150" calcext:value-type="float">
            <text:p>150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table:formula="of:=[.G28]*[.C28]" office:value-type="float" office:value="0.1" calcext:value-type="float">
            <text:p>0,10</text:p>
          </table:table-cell>
          <table:table-cell table:style-name="ce67" table:formula="of:=[.F28]*[.G28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Conector KRE (Bloco Terminal)</text:p>
          </table:table-cell>
          <table:table-cell table:style-name="ce9" office:value-type="string" calcext:value-type="string">
            <text:p>2 vias/5mm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formula="of:=[.C29]*[.$B$5]" office:value-type="float" office:value="225" calcext:value-type="float">
            <text:p>22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9]-[.E29]" office:value-type="float" office:value="225" calcext:value-type="float">
            <text:p>225</text:p>
          </table:table-cell>
          <table:table-cell table:style-name="ce63" office:value-type="float" office:value="1.2" calcext:value-type="float">
            <text:p>1,20</text:p>
          </table:table-cell>
          <table:table-cell table:style-name="ce63" table:formula="of:=[.G29]*[.C29]" office:value-type="float" office:value="3.6" calcext:value-type="float">
            <text:p>3,60</text:p>
          </table:table-cell>
          <table:table-cell table:style-name="ce67" table:formula="of:=[.F29]*[.G29]" office:value-type="float" office:value="270" calcext:value-type="float">
            <text:p>270,00</text:p>
          </table:table-cell>
          <table:table-cell table:style-name="ce23"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Conector de Pinos (Pin Header)</text:p>
          </table:table-cell>
          <table:table-cell table:style-name="ce9" office:value-type="string" calcext:value-type="string">
            <text:p>Macho (40 pinos)</text:p>
          </table:table-cell>
          <table:table-cell table:style-name="ce47" table:formula="of:=1/20" office:value-type="float" office:value="0.05" calcext:value-type="float">
            <text:p>0,05</text:p>
          </table:table-cell>
          <table:table-cell table:style-name="ce47" table:formula="of:=ROUNDUP([.C30]*[.$B$5])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30]-[.E30]" office:value-type="float" office:value="4" calcext:value-type="float">
            <text:p>4</text:p>
          </table:table-cell>
          <table:table-cell table:style-name="ce63" office:value-type="float" office:value="1.5" calcext:value-type="float">
            <text:p>1,50</text:p>
          </table:table-cell>
          <table:table-cell table:style-name="ce63" table:formula="of:=[.G30]*[.C30]" office:value-type="float" office:value="0.075" calcext:value-type="float">
            <text:p>0,08</text:p>
          </table:table-cell>
          <table:table-cell table:style-name="ce67" table:formula="of:=[.F30]*[.G30]" office:value-type="float" office:value="6" calcext:value-type="float">
            <text:p>6,00</text:p>
          </table:table-cell>
          <table:table-cell table:style-name="ce23" office:value-type="string" calcext:value-type="string">
            <text:p><text:a xlink:href="https://www.multcomercial.com.br/barra-de-pinos-simples-1x40-macho-bmo040-1e.html" xlink:type="simple">https://www.multcomercial.com.br/barra-de-pinos-simples-1x40-macho-bmo040-1e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8">
          <table:table-cell table:style-name="ce9" office:value-type="string" calcext:value-type="string">
            <text:p>Placa Padrão</text:p>
          </table:table-cell>
          <table:table-cell table:style-name="ce9" office:value-type="string" calcext:value-type="string">
            <text:p>Com ilhas apenas/</text:p>
            <text:p>5cm x 5cm</text:p>
            <text:p>(1/8 * 10cm x 20cm)</text:p>
          </table:table-cell>
          <table:table-cell table:style-name="ce47" office:value-type="float" office:value="0.125" calcext:value-type="float">
            <text:p>0,125</text:p>
          </table:table-cell>
          <table:table-cell table:style-name="ce47" table:formula="of:=ROUNDUP([.C31]*[.$B$5])" office:value-type="float" office:value="10" calcext:value-type="float">
            <text:p>10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31]-[.E31]" office:value-type="float" office:value="10" calcext:value-type="float">
            <text:p>10</text:p>
          </table:table-cell>
          <table:table-cell table:style-name="ce63" office:value-type="float" office:value="23.99" calcext:value-type="float">
            <text:p>23,99</text:p>
          </table:table-cell>
          <table:table-cell table:style-name="ce63" table:formula="of:=[.G31]*[.C31]" office:value-type="float" office:value="2.99875" calcext:value-type="float">
            <text:p>3,00</text:p>
          </table:table-cell>
          <table:table-cell table:style-name="ce67" table:formula="of:=[.F31]*[.G31]" office:value-type="float" office:value="239.9" calcext:value-type="float">
            <text:p>239,90</text:p>
          </table:table-cell>
          <table:table-cell table:style-name="ce23"/>
          <table:table-cell table:style-name="ce23" office:value-type="string" calcext:value-type="string">
            <text:p><text:a xlink:href="https://www.baudaeletronica.com.br/placa-padr-o-tipo-ilha-10x20-cm.html" xlink:type="simple">https://www.baudaeletronica.com.br/placa-padr-o-tipo-ilha-10x20-c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Protoboard</text:p>
          </table:table-cell>
          <table:table-cell table:style-name="ce36" office:value-type="string" calcext:value-type="string">
            <text:p>3220 pontos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[.C32]*[.$B$5]" office:value-type="float" office:value="75" calcext:value-type="float">
            <text:p>75</text:p>
          </table:table-cell>
          <table:table-cell table:style-name="ce31" office:value-type="float" office:value="30" calcext:value-type="float">
            <text:p>30</text:p>
          </table:table-cell>
          <table:table-cell table:style-name="ce36" table:formula="of:=[.D32]-[.E32]" office:value-type="float" office:value="45" calcext:value-type="float">
            <text:p>45</text:p>
          </table:table-cell>
          <table:table-cell table:style-name="ce41" office:value-type="float" office:value="130" calcext:value-type="float">
            <text:p>130,00</text:p>
          </table:table-cell>
          <table:table-cell table:style-name="ce41" table:formula="of:=[.G32]*[.C32]" office:value-type="float" office:value="130" calcext:value-type="float">
            <text:p>130,00</text:p>
          </table:table-cell>
          <table:table-cell table:style-name="ce44" table:formula="of:=[.F32]*[.G32]" office:value-type="float" office:value="5850" calcext:value-type="float">
            <text:p>5850,00</text:p>
          </table:table-cell>
          <table:table-cell table:style-name="ce23" office:value-type="string" calcext:value-type="string">
            <text:p><text:a xlink:href="https://www.multcomercial.com.br/protoboard-3220-pontos-sem-kit-de-jumpers-eic-108-165-40-1080-e-i-c.html" xlink:type="simple">https://www.multcomercial.com.br/protoboard-3220-pontos-sem-kit-de-jumpers-eic-108-165-40-1080-e-i-c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Cabos para protoboard</text:p>
          </table:table-cell>
          <table:table-cell table:style-name="ce36" office:value-type="string" calcext:value-type="string">
            <text:p>macho-macho (kit com 65)</text:p>
          </table:table-cell>
          <table:table-cell table:style-name="ce46" table:formula="of:=90/65" office:value-type="float" office:value="1.38461538461538" calcext:value-type="float">
            <text:p>1,38</text:p>
          </table:table-cell>
          <table:table-cell table:style-name="ce41" table:formula="of:=ROUNDUP([.C33]*[.$B$5])" office:value-type="float" office:value="104" calcext:value-type="float">
            <text:p>104,00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3]-[.E33]" office:value-type="float" office:value="104" calcext:value-type="float">
            <text:p>104</text:p>
          </table:table-cell>
          <table:table-cell table:style-name="ce41" office:value-type="float" office:value="13.9" calcext:value-type="float">
            <text:p>13,90</text:p>
          </table:table-cell>
          <table:table-cell table:style-name="ce41" table:formula="of:=[.G33]*[.C33]" office:value-type="float" office:value="19.2461538461538" calcext:value-type="float">
            <text:p>19,25</text:p>
          </table:table-cell>
          <table:table-cell table:style-name="ce44" table:formula="of:=[.F33]*[.G33]" office:value-type="float" office:value="1445.6" calcext:value-type="float">
            <text:p>1445,60</text:p>
          </table:table-cell>
          <table:table-cell table:style-name="ce23"/>
          <table:table-cell table:style-name="ce23" office:value-type="string" calcext:value-type="string">
            <text:p><text:a xlink:href="https://www.baudaeletronica.com.br/65-jumpers-para-protoboard-macho-macho.html" xlink:type="simple">https://www.baudaeletronica.com.br/65-jumpers-para-protoboard-macho-macho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Cabos para protoboard</text:p>
          </table:table-cell>
          <table:table-cell table:style-name="ce36" office:value-type="string" calcext:value-type="string">
            <text:p>macho-fêmea (kit com 40)</text:p>
          </table:table-cell>
          <table:table-cell table:style-name="ce26" table:formula="of:=10/40" office:value-type="float" office:value="0.25" calcext:value-type="float">
            <text:p>0,25</text:p>
          </table:table-cell>
          <table:table-cell table:style-name="ce28" table:formula="of:=ROUNDUP([.C34]*[.$B$5])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4]-[.E34]" office:value-type="float" office:value="19" calcext:value-type="float">
            <text:p>19</text:p>
          </table:table-cell>
          <table:table-cell table:style-name="ce41" office:value-type="float" office:value="10" calcext:value-type="float">
            <text:p>10,00</text:p>
          </table:table-cell>
          <table:table-cell table:style-name="ce41" table:formula="of:=[.G34]*[.C34]" office:value-type="float" office:value="2.5" calcext:value-type="float">
            <text:p>2,50</text:p>
          </table:table-cell>
          <table:table-cell table:style-name="ce44" table:formula="of:=[.F34]*[.G34]" office:value-type="float" office:value="190" calcext:value-type="float">
            <text:p>190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jumper-premium-40p-x-20cm-macho-femea.html" xlink:type="simple">https://www.baudaeletronica.com.br/jumper-premium-40p-x-20cm-macho-feme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5" office:value-type="string" calcext:value-type="string">
            <text:p>Suporte para soldagem</text:p>
          </table:table-cell>
          <table:table-cell table:style-name="ce15" office:value-type="string" calcext:value-type="string">
            <text:p>Suetoku SP-1</text:p>
          </table:table-cell>
          <table:table-cell table:style-name="ce50" office:value-type="string" calcext:value-type="string">
            <text:p>---</text:p>
          </table:table-cell>
          <table:table-cell table:style-name="ce54" office:value-type="float" office:value="16" calcext:value-type="float">
            <text:p>16</text:p>
          </table:table-cell>
          <table:table-cell table:style-name="ce59" office:value-type="float" office:value="0" calcext:value-type="float">
            <text:p>0</text:p>
          </table:table-cell>
          <table:table-cell table:style-name="ce15" table:formula="of:=[.D35]-[.E35]" office:value-type="float" office:value="16" calcext:value-type="float">
            <text:p>16</text:p>
          </table:table-cell>
          <table:table-cell table:style-name="ce64" office:value-type="float" office:value="35.5" calcext:value-type="float">
            <text:p>35,50</text:p>
          </table:table-cell>
          <table:table-cell table:style-name="ce65" office:value-type="string" calcext:value-type="string">
            <text:p>---</text:p>
          </table:table-cell>
          <table:table-cell table:style-name="ce72" table:formula="of:=[.F35]*[.G35]" office:value-type="float" office:value="568" calcext:value-type="float">
            <text:p>568,00</text:p>
          </table:table-cell>
          <table:table-cell table:style-name="ce23" office:value-type="string" calcext:value-type="string">
            <text:p><text:a xlink:href="https://www.multcomercial.com.br/suporte-para-placa-de-circuito-impresso-sp-1-suetoku.html" xlink:type="simple">https://www.multcomercial.com.br/suporte-para-placa-de-circuito-impresso-sp-1-suetoku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number-columns-repeated="6"/>
          <table:table-cell table:style-name="Default" table:number-columns-repeated="2"/>
          <table:table-cell table:style-name="ce74"/>
          <table:table-cell table:number-columns-repeated="2"/>
          <table:table-cell table:style-name="Default"/>
          <table:table-cell/>
          <table:table-cell table:style-name="ce74"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CIRCUITO – DEMAIS BLOCOS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9:.I22])" office:value-type="float" office:value="1767.75" calcext:value-type="float">
            <text:p>1767,75</text:p>
          </table:table-cell>
          <table:table-cell table:style-name="ce24" table:formula="of:=SUMIF([.J9:.J22];&quot;&lt;&gt;&quot;;[.I9:.I22])" office:value-type="float" office:value="202.5" calcext:value-type="float">
            <text:p>202,50</text:p>
          </table:table-cell>
          <table:table-cell table:style-name="ce24" table:formula="of:=SUMIF([.K9:.K22];&quot;&lt;&gt;&quot;;[.I9:.I22])" office:value-type="float" office:value="1565.25" calcext:value-type="float">
            <text:p>1565,25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CIRCUITO – ATUADOR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23:.I31])" office:value-type="float" office:value="800.9" calcext:value-type="float">
            <text:p>800,90</text:p>
          </table:table-cell>
          <table:table-cell table:style-name="ce24" table:formula="of:=SUMIF([.J23:.J31];&quot;&lt;&gt;&quot;;[.$I23:.$I31])" office:value-type="float" office:value="561" calcext:value-type="float">
            <text:p>561,00</text:p>
          </table:table-cell>
          <table:table-cell table:style-name="ce24" table:formula="of:=SUMIF([.K23:.K31];&quot;&lt;&gt;&quot;;[.$I23:.$I31])" office:value-type="float" office:value="239.9" calcext:value-type="float">
            <text:p>239,90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PROTOBOARD + CABOS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32:.I34])" office:value-type="float" office:value="7485.6" calcext:value-type="float">
            <text:p>7485,60</text:p>
          </table:table-cell>
          <table:table-cell table:style-name="ce24" table:formula="of:=SUMIF([.J32:.J34];&quot;&lt;&gt;&quot;;[.I32:.I34])" office:value-type="float" office:value="5850" calcext:value-type="float">
            <text:p>5850,00</text:p>
          </table:table-cell>
          <table:table-cell table:style-name="ce24" table:formula="of:=SUMIF([.K32:.K34];&quot;&lt;&gt;&quot;;[.I32:.I34])" office:value-type="float" office:value="1635.6" calcext:value-type="float">
            <text:p>1635,60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SUPORTE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[.I35]" office:value-type="float" office:value="568" calcext:value-type="float">
            <text:p>568,00</text:p>
          </table:table-cell>
          <table:table-cell table:style-name="ce24" table:formula="of:=SUMIF([.J35];&quot;&lt;&gt;&quot;;[.I35])" office:value-type="float" office:value="568" calcext:value-type="float">
            <text:p>568,00</text:p>
          </table:table-cell>
          <table:table-cell table:style-name="ce24" table:formula="of:=SUMIF([.K35];&quot;&lt;&gt;&quot;;[.I35])" office:value-type="float" office:value="0" calcext:value-type="float">
            <text:p>0,0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14"/>
        </table:table-row>
        <table:table-row table:style-name="ro7">
          <table:table-cell table:style-name="ce71" office:value-type="string" calcext:value-type="string">
            <text:p>TOTAL</text:p>
          </table:table-cell>
          <table:table-cell table:style-name="ce73"/>
          <table:table-cell table:style-name="ce27"/>
          <table:table-cell table:style-name="ce73" table:number-columns-repeated="5"/>
          <table:table-cell table:style-name="ce55" table:formula="of:=SUM([.I37:.I40])" office:value-type="float" office:value="10622.25" calcext:value-type="float">
            <text:p>10622,25</text:p>
          </table:table-cell>
          <table:table-cell table:style-name="ce24" table:formula="of:=SUM([.J37:.J40])" office:value-type="float" office:value="7181.5" calcext:value-type="float">
            <text:p>7181,50</text:p>
          </table:table-cell>
          <table:table-cell table:style-name="ce24" table:formula="of:=SUM([.K37:.K40])" office:value-type="float" office:value="3440.75" calcext:value-type="float">
            <text:p>3440,75</text:p>
          </table:table-cell>
          <table:table-cell table:style-name="Default" table:number-columns-repeated="2"/>
          <table:table-cell/>
        </table:table-row>
        <table:table-row table:style-name="ro3" table:number-rows-repeated="1048533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'Lista de Materiais a Comprar'.E9:'Lista de Materiais a Comprar'.E35">
            <calcext:condition calcext:apply-style-name="Sem título1" calcext:value="&gt;0" calcext:base-cell-address="'Lista de Materiais a Comprar'.E9"/>
          </calcext:conditional-format>
        </calcext:conditional-formats>
      </table:table>
      <table:named-expressions/>
      <table:database-ranges>
        <table:database-range table:name="__Anonymous_Sheet_DB__0" table:target-range-address="'Lista de Materiais a Comprar'.A8:'Lista de Materiais a Comprar'.K3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em_20_título1" style:display-name="Sem título1" style:family="table-cell" style:parent-style-name="Default">
      <style:text-properties fo:color="#1a237e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76%" style:table-centering="horizontal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1:17:05.5026617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7.2$Linux_X86_64 LibreOffice_project/40$Build-2</meta:generator>
    <dc:date>2022-02-07T20:07:24.809946288</dc:date>
    <dc:creator>mpt </dc:creator>
    <meta:editing-duration>P1DT13H44M30S</meta:editing-duration>
    <meta:editing-cycles>113</meta:editing-cycles>
    <meta:document-statistic meta:table-count="1" meta:cell-count="306" meta:object-count="0"/>
  </office:meta>
</office:document-meta>
</file>